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automatic-styles>
    <style:style style:name="co1" style:family="table-column">
      <style:table-column-properties fo:break-before="auto" style:column-width="5.7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to Mathematical Ramblings (<text:a xlink:href="http://bit.ly/mathematicalramblings" xlink:type="simple">http://bit.ly/mathematicalramblings</text:a>).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Planilha OpenOffice Calc conversão de graus em radianos e grados.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Comunicar erro: “<text:a xlink:href="mailto:a.vandre.g@gmail.com" xlink:type="simple">a.vandre.g@gmail.com</text:a>”.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Entre com o valor em graus: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lor em radianos:</text:p>
          </table:table-cell>
          <table:table-cell table:formula="of:=[.B5] * PI ()  / 180" office:value-type="float" office:value="1.5707963267949" calcext:value-type="float">
            <text:p>1,57079632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lor em grados:</text:p>
          </table:table-cell>
          <table:table-cell table:formula="of:= [.B5] * 10 / 9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erif" style:font-family-asian="'DejaVu Serif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09:29:21.6696984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36:53</meta:creation-date>
    <dc:date>2018-11-14T09:31:09.980230424</dc:date>
    <meta:editing-duration>PT8M58S</meta:editing-duration>
    <meta:editing-cycles>2</meta:editing-cycles>
    <meta:generator>LibreOffice/4.2.8.2$Linux_x86 LibreOffice_project/420m0$Build-2</meta:generator>
    <meta:document-statistic meta:table-count="1" meta:cell-count="9" meta:object-count="0"/>
  </office:meta>
</office:document-meta>
</file>